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officeooo:rsid="00197811" officeooo:paragraph-rsid="00197811"/>
    </style:style>
    <style:style style:name="P2" style:family="paragraph" style:parent-style-name="Text_20_body">
      <style:text-properties fo:language="pt" fo:country="BR" officeooo:paragraph-rsid="00197811"/>
    </style:style>
    <style:style style:name="P3" style:family="paragraph" style:parent-style-name="Text_20_body">
      <style:text-properties officeooo:paragraph-rsid="002438f3"/>
    </style:style>
    <style:style style:name="P4" style:family="paragraph" style:parent-style-name="Title">
      <style:text-properties fo:language="pt" fo:country="BR" officeooo:rsid="00197811" officeooo:paragraph-rsid="00197811"/>
    </style:style>
    <style:style style:name="P5" style:family="paragraph" style:parent-style-name="Standard">
      <style:text-properties officeooo:paragraph-rsid="0029c686"/>
    </style:style>
    <style:style style:name="P6" style:family="paragraph" style:parent-style-name="Standard">
      <style:paragraph-properties fo:line-height="150%"/>
      <style:text-properties officeooo:paragraph-rsid="0029c686"/>
    </style:style>
    <style:style style:name="P7" style:family="paragraph" style:parent-style-name="Heading_20_1">
      <style:text-properties fo:language="pt" fo:country="BR" officeooo:rsid="00197811" officeooo:paragraph-rsid="00197811"/>
    </style:style>
    <style:style style:name="P8" style:family="paragraph" style:parent-style-name="Heading_20_1">
      <style:text-properties fo:language="pt" fo:country="BR" officeooo:rsid="00197811" officeooo:paragraph-rsid="00284790"/>
    </style:style>
    <style:style style:name="P9" style:family="paragraph" style:parent-style-name="Heading_20_1">
      <style:text-properties fo:language="pt" fo:country="BR" officeooo:rsid="00197811" officeooo:paragraph-rsid="0029c686"/>
    </style:style>
    <style:style style:name="P10" style:family="paragraph" style:parent-style-name="Title">
      <style:text-properties style:font-name="Times New Roman" fo:language="pt" fo:country="BR" officeooo:rsid="00197811" officeooo:paragraph-rsid="0029c686"/>
    </style:style>
    <style:style style:name="P11" style:family="paragraph" style:parent-style-name="Heading_20_2">
      <style:text-properties officeooo:rsid="002438f3" officeooo:paragraph-rsid="002438f3"/>
    </style:style>
    <style:style style:name="P12" style:family="paragraph" style:parent-style-name="Text_20_body" style:list-style-name="L1">
      <style:text-properties fo:language="pt" fo:country="BR" officeooo:rsid="00197811" officeooo:paragraph-rsid="00197811"/>
    </style:style>
    <style:style style:name="P13" style:family="paragraph" style:parent-style-name="Text_20_body" style:list-style-name="L2">
      <style:text-properties officeooo:rsid="0025185d" officeooo:paragraph-rsid="0025185d"/>
    </style:style>
    <style:style style:name="P14" style:family="paragraph" style:parent-style-name="Text_20_body">
      <style:text-properties officeooo:rsid="00284790" officeooo:paragraph-rsid="00284790"/>
    </style:style>
    <style:style style:name="P15" style:family="paragraph" style:parent-style-name="Text_20_body">
      <style:text-properties officeooo:paragraph-rsid="002c9ce2"/>
    </style:style>
    <style:style style:name="P16" style:family="paragraph" style:parent-style-name="Text_20_body">
      <style:paragraph-properties fo:line-height="150%"/>
      <style:text-properties officeooo:paragraph-rsid="002c9ce2"/>
    </style:style>
    <style:style style:name="T1" style:family="text">
      <style:text-properties officeooo:rsid="00197811"/>
    </style:style>
    <style:style style:name="T2" style:family="text">
      <style:text-properties officeooo:rsid="001be2b4"/>
    </style:style>
    <style:style style:name="T3" style:family="text">
      <style:text-properties officeooo:rsid="001c922f"/>
    </style:style>
    <style:style style:name="T4" style:family="text">
      <style:text-properties officeooo:rsid="001f9403"/>
    </style:style>
    <style:style style:name="T5" style:family="text">
      <style:text-properties officeooo:rsid="002123da"/>
    </style:style>
    <style:style style:name="T6" style:family="text">
      <style:text-properties officeooo:rsid="0025185d"/>
    </style:style>
    <style:style style:name="T7" style:family="text">
      <style:text-properties officeooo:rsid="0026dcfd"/>
    </style:style>
    <style:style style:name="T8" style:family="text">
      <style:text-properties officeooo:rsid="00284790"/>
    </style:style>
    <style:style style:name="T9" style:family="text">
      <style:text-properties fo:language="pt" fo:country="BR"/>
    </style:style>
    <style:style style:name="T10" style:family="text">
      <style:text-properties fo:language="pt" fo:country="BR" officeooo:rsid="00284790"/>
    </style:style>
    <style:style style:name="T11" style:family="text">
      <style:text-properties fo:language="pt" fo:country="BR" officeooo:rsid="00197811"/>
    </style:style>
    <style:style style:name="T12" style:family="text">
      <style:text-properties fo:language="pt" fo:country="BR" officeooo:rsid="002898ea"/>
    </style:style>
    <style:style style:name="T13" style:family="text">
      <style:text-properties officeooo:rsid="0029c686"/>
    </style:style>
    <style:style style:name="T14" style:family="text">
      <style:text-properties fo:language="pt" fo:country="PT" officeooo:rsid="00197811"/>
    </style:style>
    <style:style style:name="T15" style:family="text">
      <style:text-properties fo:language="pt" fo:country="PT" officeooo:rsid="0029c686"/>
    </style:style>
    <style:style style:name="T16" style:family="text">
      <style:text-properties fo:language="pt" fo:country="PT" officeooo:rsid="002898ea"/>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Impact of the Linux Real-time Enhancements on the System Performances for Multi-core Intel Architectures</text:span></text:p>
      <text:h text:style-name="P9" text:outline-level="1"><text:span text:style-name="T13">Introdução</text:span>:</text:h>
      <text:p text:style-name="P6"><text:bookmark text:name="result_box"/><text:span text:style-name="T11"><text:tab/></text:span><text:span text:style-name="T14">Os aplicativos de controle modernos exigem funcionalidades muito novas, como GUI (Graphic User Interface), possibilidades de comunicação e grande reutilização de software. O RTOS tradicional (sistema operacional em tempo real) pode atingir o desempenho do tempo, mas tem muitos pontos fracos quanto aos asp</text:span><text:span text:style-name="T15">e</text:span><text:span text:style-name="T14">ctos necessários hoje em dia. Vários RTOS tradicionais tentaram aprimorar suas funcionalidades, oferecendo componentes de software adicionais através de licenças adicionais. Por outro lado, o kernel padrão do Linux obedece aos requisitos do outro, mas não pode ser usado como um sistema operacional em tempo real e difícil.</text:span><text:span text:style-name="T11"> </text:span></text:p>
      <text:p text:style-name="P6"><text:bookmark text:name="result_box1"/><text:span text:style-name="T14"><text:tab/>Essas razões impulsionam várias iniciativas para integrar recursos em tempo real no kernel do Linux, o que pode tornar o Linux um candidato muito sério no campo dos sistemas incorporados. Na verdade, muitas abordagens estão disponíveis para oferecer essas funcionalidades usando diferentes arquiteturas [1], [2]. As soluções mais adotadas são RTLinux / RTCore, RTAI, Xenomai e PREEMPT-RT [2] patch. Cada um desses kernel realçado em tempo real tem seus arquitetura interna, sua força e fraquezas. A amplamente escolha disponível em termos de desempenho temporário e as funcionalidades entre diferentes variantes do kernel do Linux fazem de Linux, um dos sistemas operacionais embutidos mais adequados, amplamente adotado para diferentes aplicativos incorporados com intervalo de restrições diferentes.</text:span><text:span text:style-name="T11"> </text:span></text:p>
      <text:p text:style-name="P6"><text:bookmark text:name="result_box2"/><text:span text:style-name="T14"><text:tab/>Na verdade, o patch PREEMPT-RT está finalmente orientado no kernel atual e usado por grandes atores de campo em tempo real como Wind River® em sua solução Linux4. Xenomai [3] é outro projeto bem sucedido em tempo real amplamente adotado em tempo real aplicação. Esta extensão é adotada pela Sysgo empresa com sua solução Linux em tempo real chamada ElinOS. Além disso, poucos trabalhos tentam mesclar Xenomai com PREEMPT- RT, na solução original baptizada Xenomai / Solo, que porta Xenomai capacidades para patch PREEMPT-RT.</text:span><text:span text:style-name="T11"> </text:span></text:p>
      <text:p text:style-name="P6"><text:span text:style-name="T11"><text:tab/></text:span><text:bookmark text:name="result_box4"/><text:span text:style-name="T14">O sistema de computador pode ser considerado como um sistema em tempo real se o tempo for uma imensão da correção. O aspecto mais importante desse sistema é a reunião do prazo.<text:line-break/>O Linux é um sistema operacional de propósito geral projetado para uso de desktop e servidor. O kernel foi previamente concebido para garantir a melhor alocação de recursos para todos os </text:span><text:soft-page-break/><text:span text:style-name="T14">processos executados. Os kernels Linux do desktop e do servidor usam o CFS (Completely Fair<text:line-break/>Agendador). Este programador não está adaptado aos sistemas em tempo real, uma vez que são caracterizados por injustiça. Sua adoção bem-sucedida nesses dois campos empurrou vários atores do sistema incorporado para ampliar seu uso em campo de sistemas incorporados. Essa adoção tem um bom efeito reconhecido no campo incorporado, mas o kernel não possui o desempenho de tempo necessário para aplicativos em tempo real. Muitos esforços acadêmicos e industriais foram feitos e propostos para aprimorar o kernel do Linux com funcionalidades em tempo real. Na verdade, existem várias implementações existentes de extensão em tempo real para kernel Linux [4].</text:span><text:span text:style-name="T11"> </text:span></text:p>
      <text:p text:style-name="P6"><text:bookmark text:name="result_box5"/><text:span text:style-name="T11"><text:tab/></text:span><text:span text:style-name="T14">O patch PREEMPT-RT é a modificação Linux mais bem-sucedida que transforma o Linux em um kernel totalmente pré -empregado sem a ajuda do microkernel [8]. Ele permite que quase todo o núcleo seja antecipado, exceto por algumas regiões de código muito pequenas. Isso é feito substituindo a maioria dos spinlocks do kernel por mutexs que suportam a herança de prioridade e são preemptivos, além de mover todas as interrupções para os segmentos do kernel.</text:span><text:span text:style-name="T11"> </text:span></text:p>
      <text:p text:style-name="P6"><text:span text:style-name="T11"/></text:p>
      <text:p text:style-name="P5"><text:span text:style-name="T11"/></text:p>
      <text:p text:style-name="P5"><text:span text:style-name="T11"/></text:p>
      <text:p text:style-name="P4">Internals of the RT Patch</text:p>
      <text:p text:style-name="P1"/>
      <text:h text:style-name="P7" text:outline-level="1">Termos para pesquisa:</text:h>
      <text:list xml:id="list5459775703194028375" text:style-name="L1">
        <text:list-item>
          <text:p text:style-name="P12">Spin-locks</text:p>
        </text:list-item>
        <text:list-item>
          <text:p text:style-name="P12">mutex</text:p>
        </text:list-item>
      </text:list>
      <text:p text:style-name="P1"/>
      <text:h text:style-name="P8" text:outline-level="1"><text:span text:style-name="T8">Introdução</text:span>:</text:h>
      <text:p text:style-name="Text_20_body"><text:span text:style-name="T9"><text:tab/>Over the past few years, Ingo Molnar and others have worked diligently to turn the Linux kernel into a viable Real-Time platform. This work is kept in a patchthat is held on Ingo’s page of the Red Hat web site [7]and is referred to in this document as the RT patch. As the RT patch is reaching maturity, and slowly slipping into the upstream kernel, this paper takes you into the depths of the RT patch and explains exactly what it is going on. It explains Priority Inheritance, the comversion of Interrupt Service Routines into threads, and transforming spin_locks into mutexes and why this all matters. This paper is directed toward kernel developers that may eventually need to understand Real-Time (RT) concepts and help them deal with design and develop ment changes as the mainline kernel heads towards a full fledge Real-Time Operating System (RTOS). This paper will offer some advice to help them avoid pitfalls that may come as the mainline kernel comes closer to an actual RTOS.</text:span></text:p>
      <text:p text:style-name="P15"><text:span text:style-name="T10"><text:tab/>The RT patch has not only been beneficial to those in the Real-Time industry, but many </text:span><text:soft-page-break/><text:span text:style-name="T10">improvements to the mainline kernel have come out of the RT patch. Some of these improvements range from race conditions that were fixed to reimplementation of major infrastruc tures.1 The cleaner the mainline kernel is, the easier it is to convert it to an RTOS. When a change is made to the RT patch that is also beneficial to the mainline kernel, those changes are sent as patches to be incorporated into mainline.</text:span></text:p>
      <text:p text:style-name="P16"><text:bookmark text:name="result_box3"/><text:span text:style-name="T10"><text:tab/></text:span><text:span text:style-name="T16">Ao longo dos últimos anos, Ingo Molnar e outros trabalharam diligentemente para transformar o kernel do Linux em uma plataforma Real-Time viável. Este trabalho é mantido em um patch que é realizado na página do Ingo do site da Red Hat [7] e é referido neste documento como o patch RT. À medida que o patch RT está atingindo a maturidade, e lentamente se deslizando no kernel a montante, este papel leva você até as profundezas do patch RT e explica exatamente o que está acontecendo. Ele explica a herança prioritária, a comversão das rotinas de serviço de interrupção em threads e transformando spin_locks em mutexes e por isso tudo isso importa. Este artigo é direcionado para desenvolvedores de kernel que, eventualmente, precisam entender conceitos de tempo real (RT) e ajudá-los a lidar com o desenvolvimento de projetos e desenvolvimento, na medida em que o kernel do mainline se dirige para o sistema operacional em tempo real completo (RTOS). Este documento oferecerá alguns conselhos para ajudá-los a evitar armadilhas que podem vir quando o kernel do mainline se aproxima de um RTOS real.<text:line-break/><text:tab/>O patch RT não só foi benéfico para aqueles na indústria em tempo real, mas muitas melhorias para o kernel mainline saíram do patch RT. Algumas dessas melhorias variam de condições de corrida que foram consertadas para a reimplementação de grandes infra-estruturas.1 O limpador do kernel do mainline é, mais fácil é convertê-lo em um RTOS. Quando uma mudança é feita para o patch RT que também é benéfico para o kernel do mainline, essas alterações são enviadas como patches para serem incorporadas no mainline.</text:span><text:span text:style-name="T12"> </text:span></text:p>
      <text:h text:style-name="P7" text:outline-level="1">Os prop<text:span text:style-name="T2">ó</text:span>sitos de um <text:span text:style-name="T3">S</text:span>istema <text:span text:style-name="T3">O</text:span>peracional de <text:span text:style-name="T3">T</text:span>empo <text:span text:style-name="T3">R</text:span>eal</text:h>
      <text:p text:style-name="P2"><text:tab/><text:span text:style-name="T1">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2"><text:tab/><text:span text:style-name="T4">SOPGs podem, em 99,9% dos casos, executar tarefas num tempo menor que SOTR, porém nos 0,01% restantes, o tempo de execução das tarefas pode ser até 100 vezes maior, o que seria suficiente para reprovar um sistema crítico. Embora execute uma tarefa num tempo maior, um SOTR, garante que esta tarefa sempre será executada dentro dos prazos estabelecidos.</text:span></text:p>
      <text:p text:style-name="P2"><text:tab/><text:span text:style-name="T5">Além das exigências quanto ao cumprimento de tarefas dentro de prazos determinados, um </text:span><text:soft-page-break/><text:span text:style-name="T5">SOTR deve atender a requisitos referentes a responsividade. Ao ser submetido a um estímulo, interno ou externo, um SOTR, deve garantir que uma resposta deve ser rápida o suficiente para atender aos requisitos temporais do sistema.</text:span></text:p>
      <text:h text:style-name="P11" text:outline-level="2">Latências</text:h>
      <text:p text:style-name="P3"><text:tab/><text:span text:style-name="T6">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7473729707972087719" text:style-name="L2">
        <text:list-item>
          <text:p text:style-name="P13">Latência de interrupção: É o tempo entre a ocorrência de uma interrupção e o momento em que é atendida.</text:p>
        </text:list-item>
        <text:list-item>
          <text:p text:style-name="P13">Latência de escalonamento: <text:span text:style-name="T7">É o tempo entre o instante em que uma tarefa de alta prioridade acorda e o momento em que ela inicia a execução.</text:span></text:p>
        </text:list-item>
        <text:list-item>
          <text:p text:style-name="P13">Inversão de prioridade: <text:span text:style-name="T7">É o tempo que uma thread com prioridade alta espera para utilizar um recurso em uso por uma thread de prioridade baixa.</text:span></text:p>
        </text:list-item>
        <text:list-item>
          <text:p text:style-name="P13">Inversão de interrupção: <text:span text:style-name="T7">É o tempo que uma thread de prioridade alta espera que uma interrupção termine de executar uma tarefa de baixa priorida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40S</meta:editing-duration>
    <meta:editing-cycles>14</meta:editing-cycles>
    <meta:generator>LibreOffice/5.1.1.3$Windows_X86_64 LibreOffice_project/89f508ef3ecebd2cfb8e1def0f0ba9a803b88a6d</meta:generator>
    <dc:date>2017-12-29T20:19:37.976000000</dc:date>
    <meta:document-statistic meta:table-count="0" meta:image-count="0" meta:object-count="0" meta:page-count="4" meta:paragraph-count="25" meta:word-count="1490" meta:character-count="9214" meta:non-whitespace-character-count="7736"/>
    <meta:user-defined meta:name="Info 1"/>
    <meta:user-defined meta:name="Info 2"/>
    <meta:user-defined meta:name="Info 3"/>
    <meta:user-defined meta:name="Info 4"/>
  </office:meta>
</office:document-meta>
</file>